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922cm" svg:height="8.393cm" svg:x="16.978cm" svg:y="0.372cm">
            <draw:object draw:notify-on-update-of-ranges="Sheet1.A1:Sheet1.A11 Sheet1.B1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RREL([.A1:.A10];[.B1:.B10])" office:value-type="float" office:value="0.949311063331785" calcext:value-type="float">
            <text:p>0,9493110633317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FORECAST(77;[.B1:.B10];[.A1:.A10])" office:value-type="float" office:value="98.1" calcext:value-type="float">
            <text:p>98,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AVERAGE([.A1:.A10])" office:value-type="float" office:value="66" calcext:value-type="float">
            <text:p>66</text:p>
          </table:table-cell>
          <table:table-cell table:formula="of:=AVERAGE([.B1:.B10])" office:value-type="float" office:value="79.6" calcext:value-type="float">
            <text:p>79,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4:28:43.190181188</meta:creation-date>
    <dc:date>2023-12-18T15:08:50.953841389</dc:date>
    <meta:editing-duration>PT6M56S</meta:editing-duration>
    <meta:editing-cycles>2</meta:editing-cycles>
    <meta:generator>LibreOffice/7.0.4.2$Linux_X86_64 LibreOffice_project/0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23cm" svg:height="8.394cm" xlink:href=".." xlink:type="simple" chart:class="chart:scatter" chart:style-name="ch1">
        <chart:legend chart:legend-position="end" svg:x="10.827cm" svg:y="3.649cm" style:legend-expansion="high" chart:style-name="ch2"/>
        <chart:plot-area chart:style-name="ch3" table:cell-range-address="Sheet1.A1:Sheet1.B11" svg:x="0.298cm" svg:y="0.167cm" svg:width="10.231cm" svg:height="8.06cm">
          <chart:coordinate-region svg:x="0.919cm" svg:y="0.367cm" svg:width="9.237cm" svg:height="7.2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1" chart:class="chart:scatter">
            <chart:domain table:cell-range-address="Sheet1.A1:Sheet1.A11"/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A1:Sheet1.A11</svg:desc>
                </draw:g>
              </table:table-cell>
              <table:table-cell office:value-type="float" office:value="87">
                <text:p>87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79.6">
                <text:p>7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